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645b" officeooo:paragraph-rsid="0004645b"/>
    </style:style>
    <style:style style:name="P2" style:family="paragraph" style:parent-style-name="Standard">
      <style:text-properties officeooo:rsid="0004645b" officeooo:paragraph-rsid="000a7f72"/>
    </style:style>
    <style:style style:name="P3" style:family="paragraph" style:parent-style-name="Standard">
      <style:text-properties officeooo:rsid="000504d1" officeooo:paragraph-rsid="000504d1"/>
    </style:style>
    <style:style style:name="P4" style:family="paragraph" style:parent-style-name="Standard">
      <style:text-properties officeooo:rsid="00051dd2" officeooo:paragraph-rsid="00051dd2"/>
    </style:style>
    <style:style style:name="P5" style:family="paragraph" style:parent-style-name="Standard">
      <style:text-properties officeooo:rsid="00066a73" officeooo:paragraph-rsid="00077141"/>
    </style:style>
    <style:style style:name="P6" style:family="paragraph" style:parent-style-name="Standard">
      <style:text-properties officeooo:rsid="00077141" officeooo:paragraph-rsid="00077141"/>
    </style:style>
    <style:style style:name="P7" style:family="paragraph" style:parent-style-name="Standard">
      <style:text-properties officeooo:rsid="00096ed3" officeooo:paragraph-rsid="00096ed3"/>
    </style:style>
    <style:style style:name="P8" style:family="paragraph" style:parent-style-name="Standard">
      <style:text-properties officeooo:rsid="000a4427" officeooo:paragraph-rsid="000a4427"/>
    </style:style>
    <style:style style:name="P9" style:family="paragraph" style:parent-style-name="Standard">
      <style:text-properties officeooo:rsid="000a4427" officeooo:paragraph-rsid="000ffc6c"/>
    </style:style>
    <style:style style:name="P10" style:family="paragraph" style:parent-style-name="Standard">
      <style:text-properties officeooo:rsid="000a4427" officeooo:paragraph-rsid="0011b8a7"/>
    </style:style>
    <style:style style:name="P11" style:family="paragraph" style:parent-style-name="Standard">
      <style:text-properties officeooo:rsid="000a4427" officeooo:paragraph-rsid="0012a53f"/>
    </style:style>
    <style:style style:name="P12" style:family="paragraph" style:parent-style-name="Standard">
      <style:text-properties officeooo:rsid="000a4427" officeooo:paragraph-rsid="00161624"/>
    </style:style>
    <style:style style:name="P13" style:family="paragraph" style:parent-style-name="Standard">
      <style:text-properties officeooo:rsid="000c0a38" officeooo:paragraph-rsid="000c0a38"/>
    </style:style>
    <style:style style:name="P14" style:family="paragraph" style:parent-style-name="Standard">
      <style:text-properties officeooo:rsid="000cd32d" officeooo:paragraph-rsid="000cd32d"/>
    </style:style>
    <style:style style:name="P15" style:family="paragraph" style:parent-style-name="Standard">
      <style:text-properties officeooo:rsid="000cd32d" officeooo:paragraph-rsid="0011b8a7"/>
    </style:style>
    <style:style style:name="P16" style:family="paragraph" style:parent-style-name="Standard">
      <style:text-properties officeooo:rsid="000cd32d" officeooo:paragraph-rsid="0012a53f"/>
    </style:style>
    <style:style style:name="P17" style:family="paragraph" style:parent-style-name="Standard">
      <style:text-properties officeooo:rsid="001366e4" officeooo:paragraph-rsid="001366e4"/>
    </style:style>
    <style:style style:name="P18" style:family="paragraph" style:parent-style-name="Standard">
      <style:text-properties fo:font-weight="bold" officeooo:rsid="001366e4" officeooo:paragraph-rsid="001366e4" style:font-weight-asian="bold" style:font-weight-complex="bold"/>
    </style:style>
    <style:style style:name="P19" style:family="paragraph" style:parent-style-name="Standard">
      <style:text-properties officeooo:rsid="001644a5" officeooo:paragraph-rsid="001644a5"/>
    </style:style>
    <style:style style:name="P20" style:family="paragraph" style:parent-style-name="Standard">
      <style:text-properties officeooo:rsid="000be1d1" officeooo:paragraph-rsid="0012a53f"/>
    </style:style>
    <style:style style:name="P21" style:family="paragraph" style:parent-style-name="Standard">
      <style:text-properties officeooo:rsid="000be1d1" officeooo:paragraph-rsid="000ffc6c"/>
    </style:style>
    <style:style style:name="P22" style:family="paragraph" style:parent-style-name="Standard">
      <style:text-properties officeooo:rsid="000be1d1" officeooo:paragraph-rsid="0011b8a7"/>
    </style:style>
    <style:style style:name="P23" style:family="paragraph" style:parent-style-name="Standard">
      <style:text-properties officeooo:rsid="000be1d1" officeooo:paragraph-rsid="00161624"/>
    </style:style>
    <style:style style:name="P24" style:family="paragraph" style:parent-style-name="Standard">
      <style:text-properties officeooo:rsid="000cd32d" officeooo:paragraph-rsid="000cd32d"/>
    </style:style>
    <style:style style:name="P25" style:family="paragraph" style:parent-style-name="Standard">
      <style:text-properties officeooo:rsid="000cd32d" officeooo:paragraph-rsid="00199575"/>
    </style:style>
    <style:style style:name="P26" style:family="paragraph" style:parent-style-name="Standard">
      <style:text-properties officeooo:rsid="000cd32d" officeooo:paragraph-rsid="001cd1b8"/>
    </style:style>
    <style:style style:name="P27" style:family="paragraph" style:parent-style-name="Standard">
      <style:text-properties officeooo:rsid="000cd32d" officeooo:paragraph-rsid="001e7771"/>
    </style:style>
    <style:style style:name="P28" style:family="paragraph" style:parent-style-name="Standard">
      <style:text-properties officeooo:rsid="000cd32d" officeooo:paragraph-rsid="001ffb59"/>
    </style:style>
    <style:style style:name="P29" style:family="paragraph" style:parent-style-name="Standard">
      <style:text-properties officeooo:rsid="0016f20d" officeooo:paragraph-rsid="0016f20d"/>
    </style:style>
    <style:style style:name="P30" style:family="paragraph" style:parent-style-name="Standard">
      <style:text-properties officeooo:rsid="0016f20d" officeooo:paragraph-rsid="0016f882"/>
    </style:style>
    <style:style style:name="P31" style:family="paragraph" style:parent-style-name="Standard">
      <style:text-properties officeooo:rsid="0016f20d" officeooo:paragraph-rsid="0017b34b"/>
    </style:style>
    <style:style style:name="P32" style:family="paragraph" style:parent-style-name="Standard">
      <style:text-properties officeooo:rsid="0016f20d" officeooo:paragraph-rsid="0017e5c3"/>
    </style:style>
    <style:style style:name="P33" style:family="paragraph" style:parent-style-name="Standard">
      <style:text-properties officeooo:rsid="0016f20d" officeooo:paragraph-rsid="00199575"/>
    </style:style>
    <style:style style:name="P34" style:family="paragraph" style:parent-style-name="Standard">
      <style:text-properties officeooo:rsid="0016f20d" officeooo:paragraph-rsid="001b248f"/>
    </style:style>
    <style:style style:name="P35" style:family="paragraph" style:parent-style-name="Standard">
      <style:text-properties officeooo:rsid="0016f20d" officeooo:paragraph-rsid="001cd1b8"/>
    </style:style>
    <style:style style:name="P36" style:family="paragraph" style:parent-style-name="Standard">
      <style:text-properties officeooo:rsid="0016f20d" officeooo:paragraph-rsid="001e7771"/>
    </style:style>
    <style:style style:name="P37" style:family="paragraph" style:parent-style-name="Standard">
      <style:text-properties officeooo:rsid="0016f20d" officeooo:paragraph-rsid="001ffb59"/>
    </style:style>
    <style:style style:name="P38" style:family="paragraph" style:parent-style-name="Standard">
      <style:text-properties officeooo:rsid="0017b34b" officeooo:paragraph-rsid="0017b34b"/>
    </style:style>
    <style:style style:name="P39" style:family="paragraph" style:parent-style-name="Standard">
      <style:text-properties officeooo:rsid="0017b34b" officeooo:paragraph-rsid="001b248f"/>
    </style:style>
    <style:style style:name="P40" style:family="paragraph" style:parent-style-name="Standard">
      <style:text-properties officeooo:rsid="0017e5c3" officeooo:paragraph-rsid="0017e5c3"/>
    </style:style>
    <style:style style:name="P41" style:family="paragraph" style:parent-style-name="Standard">
      <style:text-properties officeooo:rsid="0017e5c3" officeooo:paragraph-rsid="001b248f"/>
    </style:style>
    <style:style style:name="P42" style:family="paragraph" style:parent-style-name="Standard">
      <style:text-properties officeooo:rsid="0017e5c3" officeooo:paragraph-rsid="001cd1b8"/>
    </style:style>
    <style:style style:name="P43" style:family="paragraph" style:parent-style-name="Standard">
      <style:text-properties officeooo:rsid="0017e5c3" officeooo:paragraph-rsid="001e7771"/>
    </style:style>
    <style:style style:name="P44" style:family="paragraph" style:parent-style-name="Standard">
      <style:text-properties officeooo:rsid="0017e5c3" officeooo:paragraph-rsid="001ffb59"/>
    </style:style>
    <style:style style:name="P45" style:family="paragraph" style:parent-style-name="Standard">
      <style:text-properties fo:font-weight="bold" officeooo:rsid="0017b34b" officeooo:paragraph-rsid="00199575" style:font-weight-asian="bold" style:font-weight-complex="bold"/>
    </style:style>
    <style:style style:name="P46" style:family="paragraph" style:parent-style-name="Standard">
      <style:text-properties fo:font-weight="bold" officeooo:rsid="0017b34b" officeooo:paragraph-rsid="0017b34b" style:font-weight-asian="bold" style:font-weight-complex="bold"/>
    </style:style>
    <style:style style:name="P47" style:family="paragraph" style:parent-style-name="Standard">
      <style:text-properties fo:font-weight="bold" officeooo:rsid="0017b34b" officeooo:paragraph-rsid="001cd1b8" style:font-weight-asian="bold" style:font-weight-complex="bold"/>
    </style:style>
    <style:style style:name="P48" style:family="paragraph" style:parent-style-name="Standard">
      <style:text-properties fo:font-weight="bold" officeooo:rsid="0017b34b" officeooo:paragraph-rsid="001e7771" style:font-weight-asian="bold" style:font-weight-complex="bold"/>
    </style:style>
    <style:style style:name="P49" style:family="paragraph" style:parent-style-name="Standard">
      <style:text-properties fo:font-weight="bold" officeooo:rsid="0017b34b" officeooo:paragraph-rsid="001ffb59" style:font-weight-asian="bold" style:font-weight-complex="bold"/>
    </style:style>
    <style:style style:name="P50" style:family="paragraph" style:parent-style-name="Standard">
      <style:text-properties fo:font-weight="bold" officeooo:rsid="001ffb59" officeooo:paragraph-rsid="001ffb59" style:font-weight-asian="bold" style:font-weight-complex="bold"/>
    </style:style>
    <style:style style:name="P51" style:family="paragraph" style:parent-style-name="Standard">
      <style:text-properties fo:font-weight="normal" officeooo:rsid="0016f20d" officeooo:paragraph-rsid="001ffb59" style:font-weight-asian="normal" style:font-weight-complex="normal"/>
    </style:style>
    <style:style style:name="P52" style:family="paragraph" style:parent-style-name="Standard">
      <style:text-properties fo:font-weight="normal" officeooo:rsid="0016f20d" officeooo:paragraph-rsid="00208bee" style:font-weight-asian="normal" style:font-weight-complex="normal"/>
    </style:style>
    <style:style style:name="P53" style:family="paragraph" style:parent-style-name="Standard">
      <style:text-properties fo:font-weight="normal" officeooo:rsid="001ffb59" officeooo:paragraph-rsid="001ffb59" style:font-weight-asian="normal" style:font-weight-complex="normal"/>
    </style:style>
    <style:style style:name="P54" style:family="paragraph" style:parent-style-name="Standard">
      <style:text-properties fo:font-weight="normal" officeooo:rsid="00208bee" officeooo:paragraph-rsid="00208bee" style:font-weight-asian="normal" style:font-weight-complex="normal"/>
    </style:style>
    <style:style style:name="P55" style:family="paragraph" style:parent-style-name="Standard">
      <style:text-properties fo:font-weight="normal" officeooo:rsid="00209d96" officeooo:paragraph-rsid="00209d96" style:font-weight-asian="normal" style:font-weight-complex="normal"/>
    </style:style>
    <style:style style:name="P56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6f20d" officeooo:paragraph-rsid="001e7771"/>
    </style:style>
    <style:style style:name="P57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6f20d" officeooo:paragraph-rsid="001ffb59"/>
    </style:style>
    <style:style style:name="T1" style:family="text">
      <style:text-properties officeooo:rsid="000504d1"/>
    </style:style>
    <style:style style:name="T2" style:family="text">
      <style:text-properties officeooo:rsid="00096ed3"/>
    </style:style>
    <style:style style:name="T3" style:family="text">
      <style:text-properties officeooo:rsid="000a4427"/>
    </style:style>
    <style:style style:name="T4" style:family="text">
      <style:text-properties officeooo:rsid="000a7f72"/>
    </style:style>
    <style:style style:name="T5" style:family="text">
      <style:text-properties officeooo:rsid="000be1d1"/>
    </style:style>
    <style:style style:name="T6" style:family="text">
      <style:text-properties officeooo:rsid="000c0a38"/>
    </style:style>
    <style:style style:name="T7" style:family="text">
      <style:text-properties officeooo:rsid="000cd32d"/>
    </style:style>
    <style:style style:name="T8" style:family="text">
      <style:text-properties officeooo:rsid="000e1387"/>
    </style:style>
    <style:style style:name="T9" style:family="text">
      <style:text-properties officeooo:rsid="000ffc6c"/>
    </style:style>
    <style:style style:name="T10" style:family="text">
      <style:text-properties officeooo:rsid="0010ceda"/>
    </style:style>
    <style:style style:name="T11" style:family="text">
      <style:text-properties officeooo:rsid="0011b575"/>
    </style:style>
    <style:style style:name="T12" style:family="text">
      <style:text-properties officeooo:rsid="0011b8a7"/>
    </style:style>
    <style:style style:name="T13" style:family="text">
      <style:text-properties officeooo:rsid="0014f1c4"/>
    </style:style>
    <style:style style:name="T14" style:family="text">
      <style:text-properties officeooo:rsid="00161624"/>
    </style:style>
    <style:style style:name="T15" style:family="text">
      <style:text-properties officeooo:rsid="001644a5"/>
    </style:style>
    <style:style style:name="T16" style:family="text">
      <style:text-properties officeooo:rsid="0016f20d"/>
    </style:style>
    <style:style style:name="T17" style:family="text">
      <style:text-properties officeooo:rsid="0016f882"/>
    </style:style>
    <style:style style:name="T18" style:family="text">
      <style:text-properties officeooo:rsid="0017b34b"/>
    </style:style>
    <style:style style:name="T19" style:family="text">
      <style:text-properties officeooo:rsid="0017e5c3"/>
    </style:style>
    <style:style style:name="T20" style:family="text">
      <style:text-properties officeooo:rsid="00199575"/>
    </style:style>
    <style:style style:name="T21" style:family="text">
      <style:text-properties officeooo:rsid="001b248f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1cd1b8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6f882" style:font-weight-asian="normal" style:font-weight-complex="normal"/>
    </style:style>
    <style:style style:name="T26" style:family="text">
      <style:text-properties fo:font-weight="normal" officeooo:rsid="001cd1b8" style:font-weight-asian="normal" style:font-weight-complex="normal"/>
    </style:style>
    <style:style style:name="T27" style:family="text">
      <style:text-properties fo:font-weight="normal" officeooo:rsid="001e7771" style:font-weight-asian="normal" style:font-weight-complex="normal"/>
    </style:style>
    <style:style style:name="T28" style:family="text">
      <style:text-properties fo:font-weight="normal" officeooo:rsid="001ffb59" style:font-weight-asian="normal" style:font-weight-complex="normal"/>
    </style:style>
    <style:style style:name="T29" style:family="text">
      <style:text-properties officeooo:rsid="001e7771"/>
    </style:style>
    <style:style style:name="T30" style:family="text">
      <style:text-properties officeooo:rsid="001ffb59"/>
    </style:style>
    <style:style style:name="T31" style:family="text">
      <style:text-properties officeooo:rsid="00208b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ult of <text:tab/><text:tab/><text:tab/><text:tab/><text:tab/><text:tab/>Saved as </text:p>
      <text:p text:style-name="P2">arithmetic<text:tab/><text:tab/><text:tab/> <text:tab/><text:tab/>Equals<text:tab/><text:tab/><text:tab/><text:tab/><text:span text:style-name="T4">Equals</text:span></text:p>
      <text:p text:style-name="P1">in decimal<text:tab/><text:tab/><text:span text:style-name="T8">With left shift</text:span><text:tab/><text:tab/><text:tab/></text:p>
      <text:p text:style-name="P1"><text:span text:style-name="T3">0.7</text:span>5 x 2^-12<text:span text:style-name="T3">5</text:span><text:tab/><text:tab/>1.<text:span text:style-name="T3">5</text:span> x 2^-126<text:tab/><text:tab/>1.1 x 2^-126<text:tab/><text:tab/><text:tab/><text:span text:style-name="T1">1.76x 10^-38</text:span></text:p>
      <text:p text:style-name="P3"><text:span text:style-name="T3">0.75</text:span> x 2^-12<text:span text:style-name="T3">6</text:span><text:tab/><text:tab/>1.<text:span text:style-name="T3">5</text:span> x 2^-127<text:tab/><text:tab/>0.11 x 2^-12<text:span text:style-name="T2">6D<text:tab/><text:tab/></text:span>8.8 x 10^-39</text:p>
      <text:p text:style-name="P4"><text:span text:style-name="T3">0</text:span>.<text:span text:style-name="T3">7</text:span>5 x 2^-12<text:span text:style-name="T3">7</text:span><text:tab/><text:tab/><text:tab/><text:tab/><text:tab/>0.011 x 2^-12<text:span text:style-name="T2">6D</text:span><text:tab/><text:tab/>4.4 x 10^-39</text:p>
      <text:p text:style-name="P4"><text:span text:style-name="T3">0</text:span>.<text:span text:style-name="T3">7</text:span>5 x 2^-12<text:span text:style-name="T3">8</text:span><text:tab/><text:tab/><text:tab/><text:tab/><text:tab/>0.0011 x 2^12<text:span text:style-name="T2">6D</text:span><text:tab/><text:tab/>2.2 x 10^-39</text:p>
      <text:p text:style-name="P4"><text:span text:style-name="T3">0</text:span>.<text:span text:style-name="T3">7</text:span>5 x 2^-1<text:span text:style-name="T3">29</text:span><text:tab/><text:tab/><text:tab/><text:tab/><text:tab/>0.00011 x 2^-12<text:span text:style-name="T2">6D</text:span><text:tab/><text:tab/>1.1 x 10^-39</text:p>
      <text:p text:style-name="P4"><text:span text:style-name="T3">0</text:span>.<text:span text:style-name="T5">7</text:span>5 x 2^-13<text:span text:style-name="T3">0</text:span><text:tab/><text:tab/><text:tab/><text:tab/><text:tab/>0.000011 etc.<text:tab/><text:tab/><text:tab/>5.5 x 10^-40</text:p>
      <text:p text:style-name="P8"/>
      <text:p text:style-name="P7"><text:span text:style-name="T5">0.5</text:span> x 2^-12<text:span text:style-name="T5">5</text:span><text:tab/><text:tab/><text:span text:style-name="T5">1.0 x 2^-126</text:span><text:tab/><text:tab/>1.0 x 2^-126 <text:tab/><text:tab/><text:tab/>1.175 x 10^-38</text:p>
      <text:p text:style-name="P7"><text:span text:style-name="T5">0.5</text:span> x 2^-12<text:span text:style-name="T5">6</text:span><text:tab/><text:tab/><text:tab/><text:tab/><text:tab/>0.1 x 2^126<text:span text:style-name="T7">D</text:span><text:tab/><text:tab/><text:tab/>0.5877 x 10^-3<text:span text:style-name="T6">8</text:span></text:p>
      <text:p text:style-name="P7"/>
      <text:p text:style-name="P13">0.25 x 2^-125<text:tab/><text:tab/>0.5 x 2^-126<text:tab/><text:tab/>0.1 x 2^-126<text:span text:style-name="T7">D</text:span><text:tab/><text:tab/><text:tab/><text:span text:style-name="T2">0.5877 x 10^-3</text:span>8<text:tab/></text:p>
      <text:p text:style-name="P4"/>
      <text:p text:style-name="P4"/>
      <text:p text:style-name="P4"/>
      <text:p text:style-name="P5">LHS of saved binary number is discarded in assemble(); and reintroduced in unpack();</text:p>
      <text:p text:style-name="P5"/>
      <text:p text:style-name="P6">Get result:</text:p>
      <text:p text:style-name="P6"/>
      <text:p text:style-name="P18">Assemble to floating point format</text:p>
      <text:p text:style-name="P6"/>
      <text:p text:style-name="P11">If <text:span text:style-name="T5">t</text:span>wos exp<text:span text:style-name="T5">o</text:span>n<text:span text:style-name="T5">en</text:span>t <text:span text:style-name="T10">&gt;</text:span> -12<text:span text:style-name="T5">5</text:span> <text:tab/><text:tab/><text:span text:style-name="T13">Result always of the form 0.1xxxxxxxxxxxxxxx binary</text:span></text:p>
      <text:p text:style-name="P11"><text:tab/><text:span text:style-name="T9">Set bit 30 to zero</text:span></text:p>
      <text:p text:style-name="P20"><text:tab/>Shift result left by one</text:p>
      <text:p text:style-name="P11"><text:tab/><text:span text:style-name="T7">Twos exponent -= 1 </text:span></text:p>
      <text:p text:style-name="P11"/>
      <text:p text:style-name="P11">If <text:span text:style-name="T5">t</text:span>wos exp<text:span text:style-name="T5">o</text:span>n<text:span text:style-name="T5">en</text:span>t <text:span text:style-name="T11">=</text:span> -12<text:span text:style-name="T5">5 and num &gt;= 0.5 (i.e. bit 30 is one)<text:tab/><text:tab/>0.1xxxxxxxxxxxxx binary</text:span></text:p>
      <text:p text:style-name="P11"><text:tab/><text:span text:style-name="T9">Set bit 30 to zero</text:span></text:p>
      <text:p text:style-name="P20"><text:tab/>shift result left by one.</text:p>
      <text:p text:style-name="P16"><text:tab/>T<text:span text:style-name="T5">wos exponent </text:span>= -126</text:p>
      <text:p text:style-name="P6"/>
      <text:p text:style-name="P9">If <text:span text:style-name="T5">t</text:span>wos exp<text:span text:style-name="T5">o</text:span>n<text:span text:style-name="T5">en</text:span>t = -12<text:span text:style-name="T5">5</text:span> <text:span text:style-name="T5">and num &lt; <text:s/>0.5 (i.e. bit 30 is zero)<text:tab/><text:tab/>0.0xxxxxxxxxxxxxxxxxx</text:span></text:p>
      <text:p text:style-name="P21"><text:tab/>shift result right by <text:s/>- (125 + twos exponent).</text:p>
      <text:p text:style-name="P14"><text:tab/>T<text:span text:style-name="T5">wos exponent </text:span>= -126D<text:tab/><text:span text:style-name="T9">(Saved as -127)</text:span></text:p>
      <text:p text:style-name="P14"/>
      <text:p text:style-name="P10">If <text:span text:style-name="T5">t</text:span>wos exp<text:span text:style-name="T5">o</text:span>n<text:span text:style-name="T5">en</text:span>t <text:span text:style-name="T12">&lt;</text:span> -12<text:span text:style-name="T5">5</text:span></text:p>
      <text:p text:style-name="P22"><text:tab/>shift result right by <text:s/>- (125 + twos exponent).</text:p>
      <text:p text:style-name="P15"><text:tab/>T<text:span text:style-name="T5">wos exponent </text:span>= -126D<text:tab/><text:span text:style-name="T9">(Saved as -127)</text:span></text:p>
      <text:p text:style-name="P14"/>
      <text:p text:style-name="P9"/>
      <text:p text:style-name="P18">Unpack floating point numbe<text:span text:style-name="T14">r</text:span></text:p>
      <text:p text:style-name="P17"/>
      <text:p text:style-name="P12">If <text:span text:style-name="T5">t</text:span>wos exp<text:span text:style-name="T5">o</text:span>n<text:span text:style-name="T5">en</text:span>t <text:span text:style-name="T10">&gt;=</text:span> -12<text:span text:style-name="T14">6</text:span></text:p>
      <text:p text:style-name="P12"><text:tab/><text:span text:style-name="T14">Shift result right once</text:span></text:p>
      <text:p text:style-name="P12"><text:tab/><text:span text:style-name="T14">Set bit 30 to one</text:span></text:p>
      <text:p text:style-name="P23"><text:tab/>Twos exponent += 1 </text:p>
      <text:p text:style-name="P12"/>
      <text:p text:style-name="P12">If <text:span text:style-name="T5">t</text:span>wos exp<text:span text:style-name="T5">o</text:span>n<text:span text:style-name="T5">en</text:span>t = <text:span text:style-name="T7">-126D<text:tab/>(Saved as -127)</text:span></text:p>
      <text:p text:style-name="P12"><text:tab/><text:span text:style-name="T15">Shift result left</text:span></text:p>
      <text:p text:style-name="P19"><text:tab/>Decrement exponent for each shift</text:p>
      <text:p text:style-name="P46"><text:soft-page-break/>Result of some arithmetic</text:p>
      <text:p text:style-name="P14"/>
      <text:p text:style-name="P29">0 <text:s text:c="2"/>1 <text:s text:c="3"/>1 <text:s text:c="3"/>x <text:s/>/ x <text:s text:c="2"/>x <text:s text:c="2"/>x <text:s text:c="2"/>x <text:s/>/ <text:s/>x <text:s text:c="2"/>x <text:s text:c="2"/>x <text:s text:c="2"/>x <text:s text:c="2"/>/ x <text:s text:c="2"/>x <text:s text:c="2"/>x <text:s text:c="2"/>x / x<text:tab/><text:tab/><text:tab/>exp <text:span text:style-name="T31">&gt;</text:span>= -125</text:p>
      <text:p text:style-name="P29">31 30 29 28 / 27 26 25 24 / 23 22 21 20 / 19 18 17 16 15</text:p>
      <text:p text:style-name="P29"/>
      <text:p text:style-name="P40">Assemble FPN</text:p>
      <text:p text:style-name="P29"><text:s text:c="39"/><text:span text:style-name="T17">0 <text:s text:c="3"/>1 <text:s text:c="2"/>1 <text:s text:c="2"/>x <text:s text:c="2"/>x <text:s text:c="2"/>/ <text:s/>x <text:s text:c="2"/>x <text:s text:c="2"/>x <text:s text:c="2"/>x <text:s text:c="2"/>x</text:span></text:p>
      <text:p text:style-name="P30">31 30 29 28 / 27 26 25 24 / 23 22 21 20 / 19 18 17 16 15<text:tab/><text:tab/><text:tab/><text:span text:style-name="T17">Shift 7 places<text:tab/></text:span></text:p>
      <text:p text:style-name="P30"/>
      <text:p text:style-name="P30"><text:s text:c="39"/><text:span text:style-name="T17">0 <text:s text:c="4"/>0 <text:s text:c="3"/>1 <text:s/>x <text:s text:c="2"/>x <text:s/>/ <text:s/>x <text:s text:c="2"/>x <text:s text:c="3"/>x <text:s text:c="2"/>x <text:s/>x <text:tab/><text:tab/><text:tab/>Discard Bit 23</text:span></text:p>
      <text:p text:style-name="P31">31 30 29 28 / 27 26 25 24 / 23 22 21 20 / 19 18 17 16 15<text:tab/><text:tab/><text:tab/><text:span text:style-name="T17">exp -= 1;</text:span></text:p>
      <text:p text:style-name="P31"/>
      <text:p text:style-name="P38">0 <text:s text:c="4"/>0 <text:s text:c="2"/>0 <text:s text:c="2"/>0 <text:s/>/ 0 <text:s text:c="2"/>0 <text:s text:c="2"/>0 <text:s text:c="2"/>1 <text:s text:c="2"/>/ 0 <text:s text:c="3"/>1 <text:s/>x <text:s text:c="2"/>x <text:s text:c="2"/>/ <text:s/>x <text:s text:c="2"/>x <text:s text:c="2"/>x <text:s text:c="2"/>x <text:s text:c="2"/>x<text:tab/><text:tab/><text:tab/>Save: Bit 31 is sign</text:p>
      <text:p text:style-name="P32">31 30 29 28 / 27 26 25 24 / 23 22 21 20 / 19 18 17 16 15<text:tab/><text:tab/><text:tab/><text:span text:style-name="T18">23 to 30 are the exp</text:span><text:tab/></text:p>
      <text:p text:style-name="P32"/>
      <text:p text:style-name="P32"><text:span text:style-name="T19">Unpacking operation</text:span></text:p>
      <text:p text:style-name="P32"><text:span text:style-name="T19">Save sign and exp. </text:span><text:tab/></text:p>
      <text:p text:style-name="P40">Reinstate the discarded one in bit 23</text:p>
      <text:p text:style-name="P40">Shift left 7 places</text:p>
      <text:p text:style-name="P31"><text:span text:style-name="T22">________________________________________________________________________________</text:span><text:tab/><text:tab/><text:tab/></text:p>
      <text:p text:style-name="P30"/>
      <text:p text:style-name="P45">Result of some arithmetic</text:p>
      <text:p text:style-name="P25"/>
      <text:p text:style-name="P33">0 <text:s text:c="2"/>1 <text:s text:c="3"/>1 <text:s text:c="3"/>x <text:s/>/ x <text:s text:c="2"/>x <text:s text:c="2"/>x <text:s text:c="2"/>x <text:s/>/ <text:s/>x <text:s text:c="2"/>x <text:s text:c="2"/>x <text:s text:c="2"/>x <text:s text:c="2"/>/ x <text:s text:c="2"/>x <text:s text:c="2"/>x <text:s text:c="2"/>x / x<text:tab/><text:tab/><text:tab/>exp = -12<text:span text:style-name="T20">6</text:span></text:p>
      <text:p text:style-name="P33">31 30 29 28 / 27 26 25 24 / 23 22 21 20 / 19 18 17 16 15</text:p>
      <text:p text:style-name="P29"/>
      <text:p text:style-name="P41">Assemble FPN</text:p>
      <text:p text:style-name="P34"><text:s text:c="40"/><text:span text:style-name="T17"><text:s text:c="4"/>0 <text:s text:c="2"/>1 <text:s text:c="2"/>1 <text:s text:c="2"/>x <text:s text:c="2"/>/ <text:s/>x <text:s text:c="2"/>x <text:s text:c="2"/>x <text:s text:c="2"/>x <text:s text:c="2"/>x<text:tab/><text:tab/><text:tab/> Shift 8 places</text:span></text:p>
      <text:p text:style-name="P34">31 30 29 28 / 27 26 25 24 / 23 22 21 20 / 19 18 17 16 15<text:tab/><text:tab/><text:tab/><text:span text:style-name="T21">exp =</text:span><text:tab/>-<text:span text:style-name="T21">127;</text:span></text:p>
      <text:p text:style-name="P34"/>
      <text:p text:style-name="P39">0 <text:s text:c="4"/>0 <text:s text:c="2"/>0 <text:s text:c="2"/>0 <text:s/>/ 0 <text:s text:c="2"/>0 <text:s text:c="2"/>0 <text:s text:c="2"/><text:span text:style-name="T21">0</text:span> <text:s text:c="2"/>/ 0 <text:s text:c="3"/>1 <text:s/><text:span text:style-name="T21">1</text:span> <text:s text:c="2"/>x <text:s text:c="2"/>/ <text:s/>x <text:s text:c="2"/>x <text:s text:c="2"/>x <text:s text:c="2"/>x <text:s text:c="2"/>x<text:tab/><text:tab/><text:tab/>Save: Bit 31 is sign</text:p>
      <text:p text:style-name="P34">31 30 29 28 / 27 26 25 24 / 23 22 21 20 / 19 18 17 16 15<text:tab/><text:tab/><text:tab/><text:span text:style-name="T18">23 to 30 are the exp</text:span><text:tab/></text:p>
      <text:p text:style-name="P34"/>
      <text:p text:style-name="P34"><text:span text:style-name="T19">Unpacking operation</text:span></text:p>
      <text:p text:style-name="P34"><text:span text:style-name="T19">Save sign and exp. </text:span><text:tab/></text:p>
      <text:p text:style-name="P35"><text:span text:style-name="T29">If exp == -127 and bit 22 is the first 1 shift left 8 places, exp = -126</text:span></text:p>
      <text:p text:style-name="P35"><text:span text:style-name="T22">________________________________________________________________________________</text:span></text:p>
      <text:p text:style-name="P35"/>
      <text:p text:style-name="P47">Result of some arithmetic</text:p>
      <text:p text:style-name="P26"/>
      <text:p text:style-name="P35">0 <text:s text:c="2"/>1 <text:s text:c="3"/>1 <text:s text:c="3"/>x <text:s/>/ x <text:s text:c="2"/>x <text:s text:c="2"/>x <text:s text:c="2"/>x <text:s/>/ <text:s/>x <text:s text:c="2"/>x <text:s text:c="2"/>x <text:s text:c="2"/>x <text:s text:c="2"/>/ x <text:s text:c="2"/>x <text:s text:c="2"/>x <text:s text:c="2"/>x / x<text:tab/><text:tab/><text:tab/>exp = -12<text:span text:style-name="T23">7</text:span></text:p>
      <text:p text:style-name="P35"><text:span text:style-name="T24">31 30 29 28 / 27 26 25 24 / 23 22 21 20 / 19 18 17 16 15<text:tab/></text:span></text:p>
      <text:p text:style-name="P35"><text:span text:style-name="T24"/></text:p>
      <text:p text:style-name="P42">Assemble FPN</text:p>
      <text:p text:style-name="P35"><text:s/><text:span text:style-name="T23">0</text:span> <text:s/><text:span text:style-name="T23">0</text:span> <text:s text:c="3"/><text:span text:style-name="T23">0</text:span> <text:s text:c="2"/><text:span text:style-name="T23">0</text:span> <text:s text:c="4"/><text:span text:style-name="T23">0</text:span> <text:s text:c="2"/><text:span text:style-name="T23">0</text:span> <text:s text:c="2"/><text:span text:style-name="T23">0</text:span> <text:s text:c="2"/><text:span text:style-name="T23">0</text:span> <text:s text:c="4"/><text:span text:style-name="T23">0</text:span> <text:s/><text:span text:style-name="T17"><text:s/>0 <text:s/>1 <text:s text:c="2"/>1 <text:s text:c="2"/>/ <text:s/>x <text:s text:c="2"/>x <text:s text:c="2"/>x <text:s text:c="2"/>x <text:s text:c="2"/>x<text:tab/><text:tab/><text:tab/> </text:span><text:span text:style-name="T25">Shift </text:span><text:span text:style-name="T26">9</text:span><text:span text:style-name="T25"> places</text:span></text:p>
      <text:p text:style-name="P35"><text:span text:style-name="T24">31 30 29 28 / 27 26 25 24 / 23 22 21 20 / 19 18 17 16 15<text:tab/><text:tab/><text:tab/></text:span><text:span text:style-name="T26">exp = -127</text:span><text:span text:style-name="T24"><text:tab/><text:tab/></text:span><text:span text:style-name="T17"><text:tab/></text:span></text:p>
      <text:p text:style-name="P35"/>
      <text:p text:style-name="P35"><text:span text:style-name="T19">Unpacking operation</text:span></text:p>
      <text:p text:style-name="P36"><text:span text:style-name="T19">Save sign</text:span></text:p>
      <text:p text:style-name="P35"><text:span text:style-name="T29">if exp = -127 and bit 21 is the first 1 shift left 9 places, exp = -127</text:span></text:p>
      <text:p text:style-name="P36"><text:span text:style-name="T22">________________________________________________________________________________</text:span></text:p>
      <text:p text:style-name="P48"><text:soft-page-break/>Result of some arithmetic</text:p>
      <text:p text:style-name="P27"/>
      <text:p text:style-name="P36">0 <text:s text:c="2"/>1 <text:s text:c="3"/>1 <text:s text:c="3"/>x <text:s/>/ x <text:s text:c="2"/>x <text:s text:c="2"/>x <text:s text:c="2"/>x <text:s/>/ <text:s/>x <text:s text:c="2"/>x <text:s text:c="2"/>x <text:s text:c="2"/>x <text:s text:c="2"/>/ x <text:s text:c="2"/>x <text:s text:c="2"/>x <text:s text:c="2"/>x / x<text:tab/><text:tab/><text:tab/>exp = -12<text:span text:style-name="T29">8</text:span></text:p>
      <text:p text:style-name="P36"><text:span text:style-name="T24">31 30 29 28 / 27 26 25 24 / 23 22 21 20 / 19 18 17 16 15<text:tab/></text:span></text:p>
      <text:p text:style-name="P36"><text:span text:style-name="T24"/></text:p>
      <text:p text:style-name="P43">Assemble FPN</text:p>
      <text:p text:style-name="P36"><text:s/><text:span text:style-name="T23">0</text:span> <text:s/><text:span text:style-name="T23">0</text:span> <text:s text:c="3"/><text:span text:style-name="T23">0</text:span> <text:s text:c="2"/><text:span text:style-name="T23">0</text:span> <text:s text:c="4"/><text:span text:style-name="T23">0</text:span> <text:s text:c="2"/><text:span text:style-name="T23">0</text:span> <text:s text:c="2"/><text:span text:style-name="T23">0</text:span> <text:s text:c="2"/><text:span text:style-name="T23">0</text:span> <text:s text:c="4"/><text:span text:style-name="T23">0</text:span> <text:s/><text:span text:style-name="T17"><text:s/>0 <text:s/>0 <text:s text:c="2"/>1 <text:s text:c="2"/>/ <text:s/>1 <text:s text:c="2"/>0 <text:s text:c="2"/>x <text:s text:c="2"/>x <text:s text:c="2"/>x<text:tab/><text:tab/><text:tab/> </text:span><text:span text:style-name="T25">Shift </text:span><text:span text:style-name="T27">10</text:span><text:span text:style-name="T25"> places</text:span></text:p>
      <text:p text:style-name="P36"><text:span text:style-name="T24">31 30 29 28 / 27 26 25 24 / 23 22 21 20 / 19 18 17 16 15<text:tab/><text:tab/><text:tab/></text:span><text:span text:style-name="T26">exp = -127</text:span><text:span text:style-name="T24"><text:tab/><text:tab/></text:span><text:span text:style-name="T17"><text:tab/></text:span></text:p>
      <text:p text:style-name="P36"/>
      <text:p text:style-name="P36"><text:span text:style-name="T19">Unpacking operation</text:span></text:p>
      <text:p text:style-name="P36"><text:span text:style-name="T19">Save sign</text:span></text:p>
      <text:p text:style-name="P56"><text:span text:style-name="T29">if exp = -127 and bit 20 is the first 1 shift left 10 places, exp = -127 -1</text:span></text:p>
      <text:p text:style-name="P36"><text:span text:style-name="T22"/></text:p>
      <text:p text:style-name="P36"><text:span text:style-name="T22"/></text:p>
      <text:p text:style-name="P49">Result of some arithmetic</text:p>
      <text:p text:style-name="P28"/>
      <text:p text:style-name="P37">0 <text:s text:c="2"/>1 <text:s text:c="3"/>1 <text:s text:c="3"/>x <text:s/>/ x <text:s text:c="2"/>x <text:s text:c="2"/>x <text:s text:c="2"/>x <text:s/>/ <text:s/>x <text:s text:c="2"/>x <text:s text:c="2"/>x <text:s text:c="2"/>x <text:s text:c="2"/>/ x <text:s text:c="2"/>x <text:s text:c="2"/>x <text:s text:c="2"/>x / x<text:tab/><text:tab/><text:tab/>exp = -12<text:span text:style-name="T30">9</text:span></text:p>
      <text:p text:style-name="P37"><text:span text:style-name="T24">31 30 29 28 / 27 26 25 24 / 23 22 21 20 / 19 18 17 16 15<text:tab/></text:span></text:p>
      <text:p text:style-name="P37"><text:span text:style-name="T24"/></text:p>
      <text:p text:style-name="P44">Assemble FPN</text:p>
      <text:p text:style-name="P37"><text:s/><text:span text:style-name="T23">0</text:span> <text:s/><text:span text:style-name="T23">0</text:span> <text:s text:c="3"/><text:span text:style-name="T23">0</text:span> <text:s text:c="2"/><text:span text:style-name="T23">0</text:span> <text:s text:c="4"/><text:span text:style-name="T23">0</text:span> <text:s text:c="2"/><text:span text:style-name="T23">0</text:span> <text:s text:c="2"/><text:span text:style-name="T23">0</text:span> <text:s text:c="2"/><text:span text:style-name="T23">0</text:span> <text:s text:c="4"/><text:span text:style-name="T23">0</text:span> <text:s/><text:span text:style-name="T17"><text:s/>0 <text:s/>0 <text:s text:c="2"/>0 <text:s text:c="2"/>/ <text:s/>1 <text:s text:c="2"/>1 <text:s text:c="2"/>x <text:s text:c="2"/>x <text:s text:c="2"/>x<text:tab/><text:tab/><text:tab/> </text:span><text:span text:style-name="T25">Shift </text:span><text:span text:style-name="T27">1</text:span><text:span text:style-name="T28">1</text:span><text:span text:style-name="T25"> places</text:span></text:p>
      <text:p text:style-name="P37"><text:span text:style-name="T24">31 30 29 28 / 27 26 25 24 / 23 22 21 20 / 19 18 17 16 15<text:tab/><text:tab/><text:tab/></text:span><text:span text:style-name="T26">exp = -127</text:span><text:span text:style-name="T24"><text:tab/><text:tab/></text:span><text:span text:style-name="T17"><text:tab/></text:span></text:p>
      <text:p text:style-name="P37"/>
      <text:p text:style-name="P37"><text:span text:style-name="T19">Unpacking operation</text:span></text:p>
      <text:p text:style-name="P37"><text:span text:style-name="T19">Save sign</text:span></text:p>
      <text:p text:style-name="P57"><text:span text:style-name="T29">if exp = -127 and bit 19 is the first 1 shift left 11 places, exp = -127 -2</text:span></text:p>
      <text:p text:style-name="P51"/>
      <text:p text:style-name="P51"/>
      <text:p text:style-name="P50">General case for exp &lt;= -126………………<text:span text:style-name="T31">..</text:span></text:p>
      <text:p text:style-name="P50"/>
      <text:p text:style-name="P53"><text:span text:style-name="T16">0 <text:s text:c="2"/>1 <text:s text:c="3"/>1 <text:s text:c="3"/>x <text:s/>/ x <text:s text:c="2"/>x <text:s text:c="2"/>x <text:s text:c="2"/>x <text:s/>/ <text:s/>x <text:s text:c="2"/>x <text:s text:c="2"/>x <text:s text:c="2"/>x <text:s text:c="2"/>/ x <text:s text:c="2"/>x <text:s text:c="2"/>x <text:s text:c="2"/>x / x<text:tab/><text:tab/><text:tab/></text:span></text:p>
      <text:p text:style-name="P51">31 30 29 28 / 27 26 25 24 / 23 22 21 20 / 19 18 17 16 15</text:p>
      <text:p text:style-name="P51"/>
      <text:p text:style-name="P54">Assemble</text:p>
      <text:p text:style-name="P52"><text:span text:style-name="T30">Shift right -(118 + exp)</text:span></text:p>
      <text:p text:style-name="P52"><text:span text:style-name="T31">Set exp = </text:span>-<text:span text:style-name="T21">127;</text:span></text:p>
      <text:p text:style-name="P52"/>
      <text:p text:style-name="P52"><text:span text:style-name="T31">Unpack if exp == -127</text:span></text:p>
      <text:p text:style-name="P52"><text:span text:style-name="T31">while bit 30 == 0 shift left and increment counter</text:span><text:tab/></text:p>
      <text:p text:style-name="P55">Set exp to <text:s/>-(118 + shif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3T17:19:07.540000000</meta:creation-date>
    <meta:generator>LibreOffice/6.2.8.2$Windows_X86_64 LibreOffice_project/f82ddfca21ebc1e222a662a32b25c0c9d20169ee</meta:generator>
    <dc:date>2023-03-15T17:02:38.914000000</dc:date>
    <meta:editing-duration>PT7H52M49S</meta:editing-duration>
    <meta:editing-cycles>24</meta:editing-cycles>
    <meta:document-statistic meta:table-count="0" meta:image-count="0" meta:object-count="0" meta:page-count="3" meta:paragraph-count="101" meta:word-count="1050" meta:character-count="4746" meta:non-whitespace-character-count="3094"/>
  </office:meta>
</office:document-meta>
</file>